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29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14.06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9.31mm"/>
    </style:style>
    <style:style style:name="co8" style:family="table-column">
      <style:table-column-properties fo:break-before="auto" style:column-width="32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10.65mm"/>
    </style:style>
    <style:style style:name="co11" style:family="table-column">
      <style:table-column-properties fo:break-before="auto" style:column-width="36.34mm"/>
    </style:style>
    <style:style style:name="co12" style:family="table-column">
      <style:table-column-properties fo:break-before="auto" style:column-width="35.1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5ce" fo:border="0.06pt solid #000000" style:vertical-align="middle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b4c7dc" fo:border="0.06pt solid #000000" style:vertical-align="middle"/>
    </style:style>
    <style:style style:name="ce9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bilan-trimestres" table:style-name="ta1">
        <table:table-column table:style-name="co1" table:default-cell-style-name="ce11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Élève</text:p>
          </table:table-cell>
          <table:table-cell office:value-type="string" calcext:value-type="string" table:number-columns-spanned="2" table:number-rows-spanned="1">
            <text:p>1° trimestre</text:p>
          </table:table-cell>
          <table:covered-table-cell/>
        </table:table-row>
        <table:table-row table:style-name="ro1">
          <table:table-cell office:value-type="string" calcext:value-type="string">
            <text:p>BAYLE Clé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UNE--ESCLAVARD Lo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CA La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ZALON Clar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USIN Swann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DELATTRE Maë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AY J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EZIRI Ibrahim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ENCARNACAO Charlott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USIL Melvyn</text:p>
          </table:table-cell>
          <table:table-cell office:value-type="string" calcext:value-type="string">
            <text:p>MG-T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GAILLARD Mau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HOMRICHE Nad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OUIN Clara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RIGORYAN David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JAIME Mélodi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JUGIE Marin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LABRACHERIE Luck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LEGER Alexi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ESTRO Pabl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MANERA MARADENES Kyar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ZIERE Samuel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MURAT Leïla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SSERIEUX Anna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YEN-LIGNAT Simon</text:p>
          </table:table-cell>
          <table:table-cell office:value-type="string" calcext:value-type="string">
            <text:p>MG-TC</text:p>
          </table:table-cell>
          <table:table-cell/>
        </table:table-row>
        <table:table-row table:style-name="ro1">
          <table:table-cell office:value-type="string" calcext:value-type="string">
            <text:p>POMIROL Lau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RENAUDIE Mathé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HE Solè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TEIX Evan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ROUSSEAU Yoan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SACCON Aurelia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SOUCHARD Ocean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VIBIEN Charlotte</text:p>
          </table:table-cell>
          <table:table-cell office:value-type="string" calcext:value-type="string">
            <text:p>F</text:p>
          </table:table-cell>
          <table:table-cell/>
        </table:table-row>
      </table:table>
      <table:table table:name="2J-orientation-nov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default-cell-style-name="ce5"/>
        <table:table-column table:style-name="co7" table:default-cell-style-name="ce7"/>
        <table:table-column table:style-name="co8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5" table:number-rows-spanned="1">
            <text:p>Spécialités</text:p>
          </table:table-cell>
          <table:covered-table-cell table:number-columns-repeated="4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/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Arts</text:p>
          </table:table-cell>
          <table:table-cell table:style-name="ce10" table:number-columns-repeated="4"/>
          <table:table-cell table:style-name="ce4"/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Art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LLC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10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2J-orientation-mars" table:style-name="ta1">
        <table:table-column table:style-name="co1" table:default-cell-style-name="Default"/>
        <table:table-column table:style-name="co3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3"/>
        <table:table-column table:style-name="co11" table:default-cell-style-name="ce5"/>
        <table:table-column table:style-name="co7" table:default-cell-style-name="ce7"/>
        <table:table-column table:style-name="co12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5" table:number-rows-spanned="1">
            <text:p>Spécialités</text:p>
          </table:table-cell>
          <table:covered-table-cell table:number-columns-repeated="4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table:number-columns-repeated="5"/>
          <table:table-cell table:style-name="ce4" office:value-type="string" calcext:value-type="string">
            <text:p>STMG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10"/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 office:value-type="string" calcext:value-type="string">
            <text:p>STAV</text:p>
          </table:table-cell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 office:value-type="string" calcext:value-type="string">
            <text:p>STD2A</text:p>
          </table:table-cell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10"/>
          <table:table-cell table:style-name="ce4"/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10"/>
          <table:table-cell table:style-name="ce4"/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10" office:value-type="string" calcext:value-type="string">
            <text:p>SES</text:p>
          </table:table-cell>
          <table:table-cell table:style-name="ce4" office:value-type="string" calcext:value-type="string">
            <text:p>STMG (1)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2S (1) STMG (3)</text:p>
          </table:table-cell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table:number-columns-repeated="5"/>
          <table:table-cell table:style-name="ce4" office:value-type="string" calcext:value-type="string">
            <text:p>Bac Pro Esthétique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10"/>
          <table:table-cell table:style-name="ce4" office:value-type="string" calcext:value-type="string">
            <text:p>STI2D (2) STMG (3)</text:p>
          </table:table-cell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/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9mm" fo:margin-bottom="9mm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09:17:44.597209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3T09:35:19.459806431</dc:date>
    <meta:editing-duration>PT39M28S</meta:editing-duration>
    <meta:editing-cycles>12</meta:editing-cycles>
    <meta:generator>LibreOffice/6.1.5.2$Linux_X86_64 LibreOffice_project/10$Build-2</meta:generator>
    <meta:document-statistic meta:table-count="3" meta:cell-count="466" meta:object-count="0"/>
  </office:meta>
</office:document-meta>
</file>